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paragraph-properties fo:text-align="start" style:justify-single-word="false"/>
      <style:text-properties fo:font-weight="normal" officeooo:rsid="003165fe" officeooo:paragraph-rsid="003165fe" style:font-weight-asian="normal" style:font-weight-complex="normal"/>
    </style:style>
    <style:style style:name="P2" style:family="paragraph" style:parent-style-name="Text_20_body" style:list-style-name="L1">
      <style:paragraph-properties fo:text-align="start" style:justify-single-word="false"/>
    </style:style>
    <style:style style:name="P3" style:family="paragraph" style:parent-style-name="Text_20_body" style:list-style-name="L1">
      <style:paragraph-properties fo:text-align="start" style:justify-single-word="false"/>
      <style:text-properties officeooo:paragraph-rsid="0059165a"/>
    </style:style>
    <style:style style:name="P4" style:family="paragraph" style:parent-style-name="Text_20_body" style:list-style-name="L1">
      <style:paragraph-properties fo:text-align="start" style:justify-single-word="false"/>
      <style:text-properties officeooo:paragraph-rsid="006c1f25"/>
    </style:style>
    <style:style style:name="P5" style:family="paragraph" style:parent-style-name="Text_20_body" style:list-style-name="L1">
      <style:paragraph-properties fo:text-align="start" style:justify-single-word="false"/>
      <style:text-properties officeooo:paragraph-rsid="007ef0eb"/>
    </style:style>
    <style:style style:name="P6" style:family="paragraph" style:parent-style-name="Text_20_body" style:list-style-name="L1">
      <style:paragraph-properties fo:text-align="start" style:justify-single-word="false"/>
      <style:text-properties officeooo:paragraph-rsid="009477b7"/>
    </style:style>
    <style:style style:name="P7" style:family="paragraph" style:parent-style-name="Text_20_body" style:list-style-name="L1">
      <style:paragraph-properties fo:text-align="start" style:justify-single-word="false"/>
      <style:text-properties officeooo:paragraph-rsid="00a57998"/>
    </style:style>
    <style:style style:name="P8" style:family="paragraph" style:parent-style-name="Text_20_body" style:list-style-name="L1">
      <style:paragraph-properties fo:text-align="start" style:justify-single-word="false"/>
      <style:text-properties officeooo:paragraph-rsid="00a73543"/>
    </style:style>
    <style:style style:name="P9" style:family="paragraph" style:parent-style-name="Text_20_body" style:list-style-name="L1">
      <style:paragraph-properties fo:text-align="start" style:justify-single-word="false"/>
      <style:text-properties officeooo:paragraph-rsid="00b0bed9"/>
    </style:style>
    <style:style style:name="P10" style:family="paragraph" style:parent-style-name="Text_20_body" style:list-style-name="L1">
      <style:paragraph-properties fo:text-align="start" style:justify-single-word="false"/>
      <style:text-properties officeooo:paragraph-rsid="00beeafd"/>
    </style:style>
    <style:style style:name="P11" style:family="paragraph" style:parent-style-name="Text_20_body" style:list-style-name="L2">
      <style:paragraph-properties fo:text-align="start" style:justify-single-word="false"/>
      <style:text-properties officeooo:paragraph-rsid="00c43595"/>
    </style:style>
    <style:style style:name="P12" style:family="paragraph" style:parent-style-name="Text_20_body" style:list-style-name="L2">
      <style:paragraph-properties fo:text-align="start" style:justify-single-word="false"/>
      <style:text-properties officeooo:paragraph-rsid="00dc60bc"/>
    </style:style>
    <style:style style:name="P13" style:family="paragraph" style:parent-style-name="Text_20_body" style:list-style-name="L3">
      <style:paragraph-properties fo:text-align="start" style:justify-single-word="false"/>
      <style:text-properties officeooo:paragraph-rsid="00e07b40"/>
    </style:style>
    <style:style style:name="P14" style:family="paragraph" style:parent-style-name="Text_20_body" style:list-style-name="L1">
      <style:paragraph-properties fo:text-align="start" style:justify-single-word="false"/>
      <style:text-properties fo:font-weight="bold" style:font-weight-asian="bold" style:font-weight-complex="bold"/>
    </style:style>
    <style:style style:name="P15" style:family="paragraph" style:parent-style-name="Text_20_body" style:list-style-name="L1">
      <style:paragraph-properties fo:text-align="start" style:justify-single-word="false"/>
      <style:text-properties fo:font-weight="bold" officeooo:paragraph-rsid="007864c4" style:font-weight-asian="bold" style:font-weight-complex="bold"/>
    </style:style>
    <style:style style:name="P16" style:family="paragraph" style:parent-style-name="Text_20_body" style:list-style-name="L1">
      <style:paragraph-properties fo:text-align="start" style:justify-single-word="false"/>
      <style:text-properties fo:font-weight="bold" officeooo:paragraph-rsid="00a73543" style:font-weight-asian="bold" style:font-weight-complex="bold"/>
    </style:style>
    <style:style style:name="P17" style:family="paragraph" style:parent-style-name="Text_20_body" style:list-style-name="L1">
      <style:paragraph-properties fo:text-align="start" style:justify-single-word="false"/>
      <style:text-properties fo:font-weight="bold" officeooo:rsid="003165fe" officeooo:paragraph-rsid="003165fe" style:font-weight-asian="bold" style:font-weight-complex="bold"/>
    </style:style>
    <style:style style:name="P18" style:family="paragraph" style:parent-style-name="Text_20_body" style:list-style-name="L1">
      <style:paragraph-properties fo:text-align="start" style:justify-single-word="false"/>
      <style:text-properties fo:font-weight="bold" officeooo:rsid="0033f974" officeooo:paragraph-rsid="0033f974" style:font-weight-asian="bold" style:font-weight-complex="bold"/>
    </style:style>
    <style:style style:name="P19" style:family="paragraph" style:parent-style-name="Text_20_body" style:list-style-name="L1">
      <style:paragraph-properties fo:text-align="start" style:justify-single-word="false"/>
      <style:text-properties fo:font-weight="bold" officeooo:rsid="009477b7" officeooo:paragraph-rsid="009e143e" style:font-weight-asian="bold" style:font-weight-complex="bold"/>
    </style:style>
    <style:style style:name="P20" style:family="paragraph" style:parent-style-name="Text_20_body">
      <style:paragraph-properties fo:text-align="start" style:justify-single-word="false"/>
      <style:text-properties fo:font-weight="bold" officeooo:rsid="009477b7" officeooo:paragraph-rsid="00a57998" style:font-weight-asian="bold" style:font-weight-complex="bold"/>
    </style:style>
    <style:style style:name="P21" style:family="paragraph" style:parent-style-name="Text_20_body" style:list-style-name="L1">
      <style:paragraph-properties fo:text-align="start" style:justify-single-word="false"/>
      <style:text-properties fo:font-weight="normal" style:font-weight-asian="normal" style:font-weight-complex="normal"/>
    </style:style>
    <style:style style:name="P22" style:family="paragraph" style:parent-style-name="Text_20_body" style:list-style-name="L1">
      <style:paragraph-properties fo:text-align="start" style:justify-single-word="false"/>
      <style:text-properties fo:font-weight="normal" officeooo:paragraph-rsid="0059165a" style:font-weight-asian="normal" style:font-weight-complex="normal"/>
    </style:style>
    <style:style style:name="P23" style:family="paragraph" style:parent-style-name="Text_20_body" style:list-style-name="L1">
      <style:paragraph-properties fo:text-align="start" style:justify-single-word="false"/>
      <style:text-properties fo:font-weight="normal" officeooo:paragraph-rsid="0077790c" style:font-weight-asian="normal" style:font-weight-complex="normal"/>
    </style:style>
    <style:style style:name="P24" style:family="paragraph" style:parent-style-name="Text_20_body" style:list-style-name="L1">
      <style:paragraph-properties fo:text-align="start" style:justify-single-word="false"/>
      <style:text-properties fo:font-weight="normal" officeooo:paragraph-rsid="007ef0eb" style:font-weight-asian="normal" style:font-weight-complex="normal"/>
    </style:style>
    <style:style style:name="P25" style:family="paragraph" style:parent-style-name="Text_20_body" style:list-style-name="L1">
      <style:paragraph-properties fo:text-align="start" style:justify-single-word="false"/>
      <style:text-properties fo:font-weight="normal" officeooo:paragraph-rsid="00a73543" style:font-weight-asian="normal" style:font-weight-complex="normal"/>
    </style:style>
    <style:style style:name="P26" style:family="paragraph" style:parent-style-name="Text_20_body" style:list-style-name="L2">
      <style:paragraph-properties fo:text-align="start" style:justify-single-word="false"/>
      <style:text-properties fo:font-weight="normal" officeooo:paragraph-rsid="00c43595" style:font-weight-asian="normal" style:font-weight-complex="normal"/>
    </style:style>
    <style:style style:name="P27" style:family="paragraph" style:parent-style-name="Text_20_body" style:list-style-name="L1">
      <style:paragraph-properties fo:text-align="start" style:justify-single-word="false"/>
      <style:text-properties fo:font-weight="normal" officeooo:rsid="003165fe" officeooo:paragraph-rsid="003165fe" style:font-weight-asian="normal" style:font-weight-complex="normal"/>
    </style:style>
    <style:style style:name="P28" style:family="paragraph" style:parent-style-name="Text_20_body" style:list-style-name="L1">
      <style:paragraph-properties fo:text-align="start" style:justify-single-word="false"/>
      <style:text-properties fo:font-weight="normal" officeooo:rsid="004ca537" officeooo:paragraph-rsid="004ca537" style:font-weight-asian="normal" style:font-weight-complex="normal"/>
    </style:style>
    <style:style style:name="P29" style:family="paragraph" style:parent-style-name="Text_20_body" style:list-style-name="L1">
      <style:paragraph-properties fo:text-align="start" style:justify-single-word="false"/>
      <style:text-properties fo:font-weight="normal" officeooo:rsid="00534542" officeooo:paragraph-rsid="00534542" style:font-weight-asian="normal" style:font-weight-complex="normal"/>
    </style:style>
    <style:style style:name="P30" style:family="paragraph" style:parent-style-name="Text_20_body" style:list-style-name="L1">
      <style:paragraph-properties fo:text-align="start" style:justify-single-word="false"/>
      <style:text-properties fo:font-weight="normal" officeooo:rsid="0059165a" officeooo:paragraph-rsid="0059165a" style:font-weight-asian="normal" style:font-weight-complex="normal"/>
    </style:style>
    <style:style style:name="P31" style:family="paragraph" style:parent-style-name="Text_20_body" style:list-style-name="L1">
      <style:paragraph-properties fo:text-align="start" style:justify-single-word="false"/>
      <style:text-properties fo:font-weight="normal" officeooo:rsid="009477b7" officeooo:paragraph-rsid="009e143e" style:font-weight-asian="normal" style:font-weight-complex="normal"/>
    </style:style>
    <style:style style:name="P32" style:family="paragraph" style:parent-style-name="Text_20_body" style:list-style-name="L1">
      <style:paragraph-properties fo:text-align="start" style:justify-single-word="false"/>
      <style:text-properties fo:font-weight="normal" officeooo:rsid="00ab6ca9" officeooo:paragraph-rsid="00ab6ca9" style:font-weight-asian="normal" style:font-weight-complex="normal"/>
    </style:style>
    <style:style style:name="P33" style:family="paragraph" style:parent-style-name="Text_20_body" style:list-style-name="L1">
      <style:paragraph-properties fo:text-align="start" style:justify-single-word="false"/>
      <style:text-properties fo:font-weight="normal" officeooo:rsid="00b0bed9" officeooo:paragraph-rsid="00b0bed9" style:font-weight-asian="normal" style:font-weight-complex="normal"/>
    </style:style>
    <style:style style:name="P34" style:family="paragraph" style:parent-style-name="Text_20_body">
      <style:paragraph-properties fo:text-align="start" style:justify-single-word="false"/>
      <style:text-properties fo:font-weight="normal" officeooo:rsid="00b0bed9" officeooo:paragraph-rsid="00beeafd" style:font-weight-asian="normal" style:font-weight-complex="normal"/>
    </style:style>
    <style:style style:name="P35" style:family="paragraph" style:parent-style-name="Text_20_body" style:list-style-name="L2">
      <style:paragraph-properties fo:text-align="start" style:justify-single-word="false"/>
      <style:text-properties fo:font-weight="normal" officeooo:rsid="00b0bed9" officeooo:paragraph-rsid="00beeafd" style:font-weight-asian="normal" style:font-weight-complex="normal"/>
    </style:style>
    <style:style style:name="P36" style:family="paragraph" style:parent-style-name="Text_20_body" style:list-style-name="L3">
      <style:paragraph-properties fo:text-align="start" style:justify-single-word="false"/>
      <style:text-properties fo:font-weight="normal" officeooo:rsid="00b0bed9" officeooo:paragraph-rsid="00b0bed9" style:font-weight-asian="normal" style:font-weight-complex="normal"/>
    </style:style>
    <style:style style:name="P37" style:family="paragraph" style:parent-style-name="Text_20_body" style:list-style-name="L1">
      <style:paragraph-properties fo:text-align="start" style:justify-single-word="false"/>
      <style:text-properties officeooo:rsid="009477b7" officeooo:paragraph-rsid="009477b7"/>
    </style:style>
    <style:style style:name="P38" style:family="paragraph" style:parent-style-name="Text_20_body" style:list-style-name="L1">
      <style:paragraph-properties fo:text-align="start" style:justify-single-word="false"/>
      <style:text-properties officeooo:rsid="009477b7" officeooo:paragraph-rsid="009e143e"/>
    </style:style>
    <style:style style:name="P39" style:family="paragraph" style:parent-style-name="Heading_20_2">
      <style:paragraph-properties fo:text-align="center" style:justify-single-word="false"/>
    </style:style>
    <style:style style:name="P40" style:family="paragraph" style:parent-style-name="Heading_20_1" style:list-style-name="L1">
      <style:paragraph-properties fo:text-align="start" style:justify-single-word="false"/>
    </style:style>
    <style:style style:name="P41" style:family="paragraph" style:parent-style-name="Heading_20_1" style:list-style-name="L1">
      <style:paragraph-properties fo:text-align="start" style:justify-single-word="false"/>
      <style:text-properties officeooo:paragraph-rsid="006c1f25"/>
    </style:style>
    <style:style style:name="P42" style:family="paragraph" style:parent-style-name="Heading_20_1" style:list-style-name="L1">
      <style:paragraph-properties fo:text-align="start" style:justify-single-word="false"/>
      <style:text-properties fo:font-weight="normal" officeooo:rsid="003165fe" officeooo:paragraph-rsid="003165fe" style:font-weight-asian="normal" style:font-weight-complex="normal"/>
    </style:style>
    <style:style style:name="P43" style:family="paragraph" style:parent-style-name="Heading_20_1" style:list-style-name="L1">
      <style:paragraph-properties fo:text-align="start" style:justify-single-word="false"/>
      <style:text-properties fo:font-weight="normal" officeooo:paragraph-rsid="0077790c" style:font-weight-asian="normal" style:font-weight-complex="normal"/>
    </style:style>
    <style:style style:name="P44" style:family="paragraph" style:parent-style-name="Heading_20_1" style:list-style-name="L1">
      <style:paragraph-properties fo:text-align="start" style:justify-single-word="false"/>
      <style:text-properties fo:font-weight="normal" officeooo:paragraph-rsid="007ef0eb" style:font-weight-asian="normal" style:font-weight-complex="normal"/>
    </style:style>
    <style:style style:name="P45" style:family="paragraph" style:parent-style-name="Heading_20_1">
      <style:paragraph-properties fo:text-align="start" style:justify-single-word="false"/>
      <style:text-properties fo:font-weight="normal" officeooo:rsid="00b0bed9" officeooo:paragraph-rsid="00beeafd" style:font-weight-asian="normal" style:font-weight-complex="normal"/>
    </style:style>
    <style:style style:name="P46" style:family="paragraph" style:parent-style-name="Preformatted_20_Text" style:list-style-name="L1">
      <style:paragraph-properties fo:text-align="start" style:justify-single-word="false"/>
      <style:text-properties fo:font-weight="bold" style:font-weight-asian="bold" style:font-weight-complex="bold"/>
    </style:style>
    <style:style style:name="P47" style:family="paragraph" style:parent-style-name="Preformatted_20_Text" style:list-style-name="L1">
      <style:paragraph-properties fo:text-align="start" style:justify-single-word="false"/>
      <style:text-properties fo:font-weight="bold" officeooo:paragraph-rsid="0059165a" style:font-weight-asian="bold" style:font-weight-complex="bold"/>
    </style:style>
    <style:style style:name="P48" style:family="paragraph" style:parent-style-name="Preformatted_20_Text" style:list-style-name="L1">
      <style:paragraph-properties fo:text-align="start" style:justify-single-word="false"/>
      <style:text-properties fo:font-weight="bold" officeooo:paragraph-rsid="00a73543" style:font-weight-asian="bold" style:font-weight-complex="bold"/>
    </style:style>
    <style:style style:name="P49" style:family="paragraph" style:parent-style-name="Preformatted_20_Text" style:list-style-name="L2">
      <style:paragraph-properties fo:text-align="start" style:justify-single-word="false"/>
      <style:text-properties fo:font-weight="bold" officeooo:paragraph-rsid="00c43595" style:font-weight-asian="bold" style:font-weight-complex="bold"/>
    </style:style>
    <style:style style:name="P50" style:family="paragraph" style:parent-style-name="Preformatted_20_Text" style:list-style-name="L1">
      <style:paragraph-properties fo:text-align="start" style:justify-single-word="false"/>
      <style:text-properties fo:font-weight="bold" officeooo:rsid="003165fe" officeooo:paragraph-rsid="003165fe" style:font-weight-asian="bold" style:font-weight-complex="bold"/>
    </style:style>
    <style:style style:name="P51" style:family="paragraph" style:parent-style-name="Preformatted_20_Text" style:list-style-name="L1">
      <style:paragraph-properties fo:text-align="start" style:justify-single-word="false"/>
      <style:text-properties fo:font-weight="bold" officeooo:rsid="004ca537" officeooo:paragraph-rsid="004ca537" style:font-weight-asian="bold" style:font-weight-complex="bold"/>
    </style:style>
    <style:style style:name="P52" style:family="paragraph" style:parent-style-name="Preformatted_20_Text" style:list-style-name="L1">
      <style:paragraph-properties fo:text-align="start" style:justify-single-word="false"/>
      <style:text-properties fo:font-weight="bold" officeooo:rsid="00534542" officeooo:paragraph-rsid="00534542" style:font-weight-asian="bold" style:font-weight-complex="bold"/>
    </style:style>
    <style:style style:name="P53" style:family="paragraph" style:parent-style-name="Preformatted_20_Text" style:list-style-name="L1">
      <style:paragraph-properties fo:text-align="start" style:justify-single-word="false"/>
      <style:text-properties fo:font-weight="bold" officeooo:rsid="00ab6ca9" officeooo:paragraph-rsid="00ab6ca9" style:font-weight-asian="bold" style:font-weight-complex="bold"/>
    </style:style>
    <style:style style:name="P54" style:family="paragraph" style:parent-style-name="Preformatted_20_Text" style:list-style-name="L1">
      <style:paragraph-properties fo:text-align="start" style:justify-single-word="false"/>
      <style:text-properties fo:font-weight="bold" officeooo:rsid="00b0bed9" officeooo:paragraph-rsid="00b0bed9" style:font-weight-asian="bold" style:font-weight-complex="bold"/>
    </style:style>
    <style:style style:name="P55" style:family="paragraph" style:parent-style-name="Preformatted_20_Text" style:list-style-name="L1">
      <style:paragraph-properties fo:text-align="start" style:justify-single-word="false"/>
      <style:text-properties fo:font-weight="normal" officeooo:rsid="003165fe" officeooo:paragraph-rsid="003165fe" style:font-weight-asian="normal" style:font-weight-complex="normal"/>
    </style:style>
    <style:style style:name="P56" style:family="paragraph" style:parent-style-name="Preformatted_20_Text" style:list-style-name="L1">
      <style:paragraph-properties fo:text-align="start" style:justify-single-word="false"/>
      <style:text-properties officeooo:paragraph-rsid="0059165a"/>
    </style:style>
    <style:style style:name="P57" style:family="paragraph" style:parent-style-name="Heading_20_6" style:list-style-name="L1">
      <style:paragraph-properties fo:text-align="start" style:justify-single-word="false"/>
      <style:text-properties fo:font-weight="normal" officeooo:rsid="003165fe" officeooo:paragraph-rsid="003165fe" style:font-weight-asian="normal" style:font-weight-complex="normal"/>
    </style:style>
    <style:style style:name="P58" style:family="paragraph" style:parent-style-name="Heading_20_3" style:list-style-name="L1">
      <style:paragraph-properties fo:text-align="start" style:justify-single-word="false"/>
      <style:text-properties fo:font-weight="normal" style:font-weight-asian="normal" style:font-weight-complex="normal"/>
    </style:style>
    <style:style style:name="P59" style:family="paragraph" style:parent-style-name="Heading_20_3" style:list-style-name="L1">
      <style:paragraph-properties fo:text-align="start" style:justify-single-word="false"/>
      <style:text-properties fo:font-weight="normal" officeooo:paragraph-rsid="0077790c" style:font-weight-asian="normal" style:font-weight-complex="normal"/>
    </style:style>
    <style:style style:name="P60" style:family="paragraph" style:parent-style-name="Heading_20_3" style:list-style-name="L1">
      <style:paragraph-properties fo:text-align="start" style:justify-single-word="false"/>
      <style:text-properties fo:font-weight="normal" officeooo:paragraph-rsid="007ef0eb" style:font-weight-asian="normal" style:font-weight-complex="normal"/>
    </style:style>
    <style:style style:name="P61" style:family="paragraph" style:parent-style-name="Heading_20_3" style:list-style-name="L1">
      <style:paragraph-properties fo:text-align="start" style:justify-single-word="false"/>
      <style:text-properties fo:font-weight="normal" officeooo:rsid="003165fe" officeooo:paragraph-rsid="003165fe" style:font-weight-asian="normal" style:font-weight-complex="normal"/>
    </style:style>
    <style:style style:name="P62" style:family="paragraph" style:parent-style-name="Heading_20_3" style:list-style-name="L1">
      <style:paragraph-properties fo:text-align="start" style:justify-single-word="false"/>
      <style:text-properties fo:font-weight="normal" officeooo:rsid="00b0bed9" officeooo:paragraph-rsid="00b0bed9" style:font-weight-asian="normal" style:font-weight-complex="normal"/>
    </style:style>
    <style:style style:name="P63" style:family="paragraph" style:parent-style-name="Heading_20_3" style:list-style-name="L2">
      <style:paragraph-properties fo:text-align="start" style:justify-single-word="false"/>
      <style:text-properties fo:font-weight="normal" officeooo:rsid="00b0bed9" officeooo:paragraph-rsid="00beeafd" style:font-weight-asian="normal" style:font-weight-complex="normal"/>
    </style:style>
    <style:style style:name="P64" style:family="paragraph" style:parent-style-name="Heading_20_3">
      <style:paragraph-properties fo:text-align="start" style:justify-single-word="false"/>
      <style:text-properties fo:font-weight="normal" officeooo:rsid="00b0bed9" officeooo:paragraph-rsid="00b0bed9" style:font-weight-asian="normal" style:font-weight-complex="normal"/>
    </style:style>
    <style:style style:name="P65" style:family="paragraph" style:parent-style-name="Heading_20_3" style:list-style-name="L1">
      <style:paragraph-properties fo:text-align="start" style:justify-single-word="false"/>
      <style:text-properties fo:font-weight="bold" officeooo:rsid="00534542" officeooo:paragraph-rsid="00534542" style:font-weight-asian="bold" style:font-weight-complex="bold"/>
    </style:style>
    <style:style style:name="P66" style:family="paragraph" style:parent-style-name="Heading_20_3" style:list-style-name="L1">
      <style:paragraph-properties fo:text-align="start" style:justify-single-word="false"/>
      <style:text-properties fo:font-weight="bold" officeooo:rsid="009477b7" officeooo:paragraph-rsid="009e143e" style:font-weight-asian="bold" style:font-weight-complex="bold"/>
    </style:style>
    <style:style style:name="P67" style:family="paragraph" style:parent-style-name="Heading_20_3" style:list-style-name="L1">
      <style:paragraph-properties fo:text-align="start" style:justify-single-word="false"/>
      <style:text-properties fo:font-weight="bold" officeooo:rsid="00b0bed9" officeooo:paragraph-rsid="00b0bed9" style:font-weight-asian="bold" style:font-weight-complex="bold"/>
    </style:style>
    <style:style style:name="P68" style:family="paragraph" style:parent-style-name="Heading_20_3" style:list-style-name="L1">
      <style:paragraph-properties fo:text-align="start" style:justify-single-word="false"/>
      <style:text-properties officeooo:paragraph-rsid="0059165a"/>
    </style:style>
    <style:style style:name="P69" style:family="paragraph" style:parent-style-name="Heading_20_3" style:list-style-name="L1">
      <style:paragraph-properties fo:text-align="start" style:justify-single-word="false"/>
      <style:text-properties officeooo:paragraph-rsid="00a73543"/>
    </style:style>
    <style:style style:name="P70" style:family="paragraph" style:parent-style-name="Heading_20_3" style:list-style-name="L2">
      <style:paragraph-properties fo:text-align="start" style:justify-single-word="false"/>
      <style:text-properties officeooo:paragraph-rsid="00c43595"/>
    </style:style>
    <style:style style:name="T1" style:family="text">
      <style:text-properties fo:font-weight="bold" style:font-weight-asian="bold" style:font-weight-complex="bold"/>
    </style:style>
    <style:style style:name="T2" style:family="text">
      <style:text-properties fo:font-weight="bold" officeooo:rsid="009e143e" style:font-weight-asian="bold" style:font-weight-complex="bold"/>
    </style:style>
    <style:style style:name="T3" style:family="text">
      <style:text-properties fo:font-weight="bold" officeooo:rsid="00a57998" style:font-weight-asian="bold" style:font-weight-complex="bold"/>
    </style:style>
    <style:style style:name="T4" style:family="text">
      <style:text-properties fo:font-weight="bold" officeooo:rsid="00beeafd" style:font-weight-asian="bold" style:font-weight-complex="bold"/>
    </style:style>
    <style:style style:name="T5" style:family="text">
      <style:text-properties fo:font-weight="bold" officeooo:rsid="00c43595" style:font-weight-asian="bold" style:font-weight-complex="bold"/>
    </style:style>
    <style:style style:name="T6" style:family="text">
      <style:text-properties fo:font-weight="bold" officeooo:rsid="00d7b3e2" style:font-weight-asian="bold" style:font-weight-complex="bold"/>
    </style:style>
    <style:style style:name="T7" style:family="text">
      <style:text-properties fo:font-weight="bold" officeooo:rsid="00dc60bc"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59165a" style:font-weight-asian="normal" style:font-weight-complex="normal"/>
    </style:style>
    <style:style style:name="T10" style:family="text">
      <style:text-properties fo:font-weight="normal" officeooo:rsid="00b0bed9" style:font-weight-asian="normal" style:font-weight-complex="normal"/>
    </style:style>
    <style:style style:name="T11" style:family="text">
      <style:text-properties fo:font-weight="normal" officeooo:rsid="00ccd6b5" style:font-weight-asian="normal" style:font-weight-complex="normal"/>
    </style:style>
    <style:style style:name="T12" style:family="text">
      <style:text-properties fo:font-weight="normal" officeooo:rsid="00dc60bc" style:font-weight-asian="normal" style:font-weight-complex="normal"/>
    </style:style>
    <style:style style:name="T13" style:family="text">
      <style:text-properties fo:font-weight="normal" officeooo:rsid="00e07b40" style:font-weight-asian="normal" style:font-weight-complex="normal"/>
    </style:style>
    <style:style style:name="T14" style:family="text">
      <style:text-properties officeooo:rsid="0043ee17"/>
    </style:style>
    <style:style style:name="T15" style:family="text">
      <style:text-properties officeooo:rsid="005cb6a1"/>
    </style:style>
    <style:style style:name="T16" style:family="text">
      <style:text-properties officeooo:rsid="0063dc9d"/>
    </style:style>
    <style:style style:name="T17" style:family="text">
      <style:text-properties officeooo:rsid="0077790c"/>
    </style:style>
    <style:style style:name="T18" style:family="text">
      <style:text-properties officeooo:rsid="007864c4"/>
    </style:style>
    <style:style style:name="T19" style:family="text">
      <style:text-properties officeooo:rsid="007ef0eb"/>
    </style:style>
    <style:style style:name="T20" style:family="text">
      <style:text-properties officeooo:rsid="009477b7"/>
    </style:style>
    <style:style style:name="T21" style:family="text">
      <style:text-properties officeooo:rsid="009c9611"/>
    </style:style>
    <style:style style:name="T22" style:family="text">
      <style:text-properties officeooo:rsid="009e143e"/>
    </style:style>
    <style:style style:name="T23" style:family="text">
      <style:text-properties officeooo:rsid="00a0c1d1"/>
    </style:style>
    <style:style style:name="T24" style:family="text">
      <style:text-properties officeooo:rsid="00a4c26b"/>
    </style:style>
    <style:style style:name="T25" style:family="text">
      <style:text-properties officeooo:rsid="00a73543"/>
    </style:style>
    <style:style style:name="T26" style:family="text">
      <style:text-properties officeooo:rsid="00a90af3"/>
    </style:style>
    <style:style style:name="T27" style:family="text">
      <style:text-properties officeooo:rsid="00d7b3e2"/>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2"><text:a xlink:type="simple" xlink:href="https://git-scm.com/book/en/v2/Git-Branching-Branches-in-a-Nutshell">Git Branching</text:a></text:h>
      <text:list xml:id="list1385652578278024274" text:style-name="L1">
        <text:list-header>
          <text:h text:style-name="P40" text:outline-level="1">Git Branching - Branches in a Nutshell</text:h>
        </text:list-header>
        <text:list-item>
          <text:p text:style-name="P2">The way Git branches is incredibly lightweight, making branching operations nearly instantaneous, and switching back and forth between branches generally just as fast.</text:p>
        </text:list-item>
        <text:list-item>
          <text:p text:style-name="P2">When you make a commit, Git stores a commit object that contains a pointer to the snapshot of the content you staged. </text:p>
        </text:list-item>
        <text:list-item>
          <text:p text:style-name="P2">This object also contains the author’s name and email, the message that you typed, and pointers to the commit or commits that directly came before this commit (its parent or parents): zero parents for the initial commit, one parent for a normal commit, and multiple parents for a commit that results from a merge of two or more branches.</text:p>
        </text:list-item>
        <text:list-item>
          <text:p text:style-name="P2">To visualize this, let’s assume that you have a directory containing three files, and you stage them all and commit. Staging the files checksums each one (the SHA-1 hash), stores that version of the file in the Git repository (Git refers to them as blobs), and adds that checksum to the staging area.</text:p>
        </text:list-item>
        <text:list-item>
          <text:p text:style-name="P2">When you create the commit by running <text:span text:style-name="Source_20_Text"><text:span text:style-name="T1">git commit</text:span></text:span>, Git checksums each subdirectory (in this case, just the root project directory) and stores those tree objects in the Git repository. Git then creates a commit object that has the metadata and a pointer to the root project tree so it can re-create that snapshot when needed.</text:p>
        </text:list-item>
        <text:list-item>
          <text:p text:style-name="P14">A branch in Git is simply a lightweight movable pointer to one of these commits.</text:p>
        </text:list-item>
        <text:list-item>
          <text:p text:style-name="P21">The default branch name in Git is <text:span text:style-name="Source_20_Text"><text:span text:style-name="T1">master</text:span></text:span>.</text:p>
        </text:list-item>
        <text:list-item>
          <text:p text:style-name="P21">As you start making commits, you’re given a <text:span text:style-name="Source_20_Text">master</text:span> branch that points to the last commit you made. Every time you commit, it moves forward automatically.</text:p>
          <text:list>
            <text:list-item>
              <text:list>
                <text:list-item>
                  <text:h text:style-name="P58" text:outline-level="3"><text:bookmark text:name="Creating-a-New-Branch"/><text:a xlink:type="simple" xlink:href="https://git-scm.com/book/en/v2/Git-Branching-Branches-in-a-Nutshell#Creating-a-New-Branch">Creating a New Branch</text:a></text:h>
                </text:list-item>
              </text:list>
            </text:list-item>
          </text:list>
        </text:list-item>
        <text:list-item>
          <text:p text:style-name="P21">What happens if you create a new branch? Well, doing so creates a new pointer for you to move around. Let’s say you create a new branch called testing. You do this with the <text:span text:style-name="Source_20_Text">git branch</text:span> command:</text:p>
          <text:list>
            <text:list-item>
              <text:p text:style-name="P46"><text:span text:style-name="Source_20_Text">$</text:span> git branch testing</text:p>
            </text:list-item>
          </text:list>
        </text:list-item>
        <text:list-item>
          <text:p text:style-name="P14">How does Git know what branch you’re currently on?</text:p>
          <text:list>
            <text:list-item>
              <text:p text:style-name="P21">It keeps a special pointer called <text:span text:style-name="Source_20_Text"><text:span text:style-name="T1">HEAD</text:span></text:span>.</text:p>
            </text:list-item>
          </text:list>
        </text:list-item>
        <text:list-item>
          <text:p text:style-name="P21">The <text:span text:style-name="Source_20_Text">git branch</text:span> command only <text:span text:style-name="Emphasis">created</text:span> a new branch – it didn’t switch to that branch.</text:p>
        </text:list-item>
        <text:list-item>
          <text:p text:style-name="P17"><text:s/>git log --oneline –decorate</text:p>
          <text:p text:style-name="P18"/>
          <text:list>
            <text:list-item>
              <text:list>
                <text:list-item>
                  <text:h text:style-name="P61" text:outline-level="3"><text:bookmark text:name="Switching-Branches"/><text:soft-page-break/><text:a xlink:type="simple" xlink:href="https://git-scm.com/book/en/v2/Git-Branching-Branches-in-a-Nutshell#Switching-Branches">Switching Branches</text:a></text:h>
                </text:list-item>
              </text:list>
            </text:list-item>
          </text:list>
        </text:list-item>
        <text:list-item>
          <text:p text:style-name="P1">To switch to an existing branch, you run the <text:span text:style-name="Source_20_Text">git checkout</text:span> command.<text:bookmark text:name="id-QdcrHASoSRu2"/> Let’s switch to the new <text:span text:style-name="Source_20_Text">testing</text:span> branch:</text:p>
          <text:list>
            <text:list-item>
              <text:p text:style-name="P50"><text:span text:style-name="Source_20_Text">$</text:span> git checkout testing</text:p>
            </text:list-item>
          </text:list>
        </text:list-item>
        <text:list-item>
          <text:p text:style-name="P27">This moves <text:span text:style-name="Source_20_Text">HEAD</text:span> to point to the <text:span text:style-name="Source_20_Text">testing</text:span> branch.</text:p>
        </text:list-item>
        <text:list-item>
          <text:h text:style-name="P57" text:outline-level="6">Note</text:h>
        </text:list-item>
      </text:list>
      <text:section text:style-name="Sect1" text:name="switching-branches-changes-files-in-your-working-directory-KrUAFbSduw">
        <text:h text:style-name="Heading_20_2" text:outline-level="2">Switching branches changes files in your working directory</text:h>
        <text:p text:style-name="Text_20_body">It’s important to note that when you switch branches in Git, files in your working directory will change. If you switch to an older branch, your working directory will be reverted to look like it did the last time you committed on that branch. If Git cannot do it cleanly, it will not let you switch at all.</text:p>
      </text:section>
      <text:list xml:id="list125954887247228" text:continue-numbering="true" text:style-name="L1">
        <text:list-item>
          <text:p text:style-name="P27">You created and switched to a branch, did some work on it, and then switched back to your main branch and did other work. Both of those changes are isolated in separate branches: you can switch back and forth between the branches and merge them together when you’re ready. And you did all that with simple <text:span text:style-name="Source_20_Text">branch</text:span>, <text:span text:style-name="Source_20_Text">checkout</text:span>, and <text:span text:style-name="Source_20_Text">commit</text:span> commands.</text:p>
        </text:list-item>
        <text:list-item>
          <text:p text:style-name="P27"><text:span text:style-name="Source_20_Text"><text:span text:style-name="T1">git log --oneline --decorate --graph –all</text:span></text:span></text:p>
        </text:list-item>
        <text:list-item>
          <text:p text:style-name="P27">Because a branch in Git is in actuality a simple file that contains the 40 character SHA-1 checksum of the commit it points to, branches are cheap to create and destroy. Creating a new branch is as quick and simple as writing 41 bytes to a file (40 characters and a newline).</text:p>
          <text:h text:style-name="P42" text:outline-level="1"/>
          <text:h text:style-name="P42" text:outline-level="1">Git Branching - Basic Branching and Merging</text:h>
          <text:list>
            <text:list-item>
              <text:list>
                <text:list-item>
                  <text:h text:style-name="P61" text:outline-level="3"><text:bookmark text:name="Basic-Branching"/><text:a xlink:type="simple" xlink:href="https://git-scm.com/book/en/v2/Git-Branching-Basic-Branching-and-Merging#Basic-Branching">Basic Branching</text:a></text:h>
                </text:list-item>
              </text:list>
            </text:list-item>
          </text:list>
        </text:list-item>
        <text:list-item>
          <text:p text:style-name="P27">You’ve decided that you’re going to work on issue #53 in whatever issue-tracking system your company uses. To create a branch and switch to it at the same time, you can run the <text:span text:style-name="Source_20_Text">git checkout</text:span> command with the <text:span text:style-name="Source_20_Text">-b</text:span> switch: <text:span text:style-name="T14">Example...</text:span></text:p>
          <text:list>
            <text:list-item>
              <text:p text:style-name="P55"><text:span text:style-name="Source_20_Text"><text:span text:style-name="T1">$</text:span></text:span><text:span text:style-name="T1"> git checkout -b iss53</text:span></text:p>
            </text:list-item>
          </text:list>
        </text:list-item>
        <text:list-item>
          <text:p text:style-name="P27">This is shorthand for:</text:p>
          <text:list>
            <text:list-item>
              <text:p text:style-name="P50"><text:span text:style-name="Source_20_Text">$</text:span> git branch iss53</text:p>
            </text:list-item>
            <text:list-item>
              <text:p text:style-name="P50"><text:span text:style-name="Source_20_Text">$</text:span> git checkout iss53</text:p>
            </text:list-item>
          </text:list>
        </text:list-item>
        <text:list-item>
          <text:p text:style-name="P27">You work on your web site and do some commits. Doing so moves the <text:span text:style-name="Source_20_Text">iss53</text:span> branch forward, because you have it checked out (that is, your <text:span text:style-name="Source_20_Text">HEAD</text:span> is pointing to it).</text:p>
        </text:list-item>
        <text:list-item>
          <text:p text:style-name="P28">If new branch has any issue then go back and checkout master and start working on that.</text:p>
        </text:list-item>
        <text:list-item>
          <text:p text:style-name="P28">You can run your tests, make sure the hotfix is what you want, and merge it back into your <text:span text:style-name="Source_20_Text">master</text:span> branch to deploy to production. You do this with the <text:span text:style-name="Source_20_Text">git merge</text:span> command:</text:p>
          <text:list>
            <text:list-item>
              <text:p text:style-name="P51"><text:soft-page-break/><text:span text:style-name="Source_20_Text">$</text:span> git checkout master</text:p>
            </text:list-item>
            <text:list-item>
              <text:p text:style-name="P51"><text:span text:style-name="Source_20_Text">$</text:span> git merge hotfix</text:p>
            </text:list-item>
          </text:list>
        </text:list-item>
        <text:list-item>
          <text:p text:style-name="P28">Git simplifies things by moving the pointer forward because there is no divergent work to merge together – this is called a “fast-forward.”</text:p>
        </text:list-item>
        <text:list-item>
          <text:p text:style-name="P29">Git Branch delete command: <text:tab/> <text:span text:style-name="Source_20_Text"><text:span text:style-name="T1">$</text:span></text:span><text:span text:style-name="T1"> git branch -d <text:s/>Branch_name</text:span></text:p>
          <text:list>
            <text:list-item>
              <text:p text:style-name="P52"><text:span text:style-name="Source_20_Text">$</text:span> git branch -d hotfix</text:p>
              <text:list>
                <text:list-item>
                  <text:h text:style-name="P65" text:outline-level="3"><text:bookmark text:name="Basic-Merging"/><text:a xlink:type="simple" xlink:href="https://git-scm.com/book/en/v2/Git-Branching-Basic-Branching-and-Merging#Basic-Merging">Basic Merging</text:a></text:h>
                </text:list-item>
              </text:list>
            </text:list-item>
          </text:list>
        </text:list-item>
        <text:list-item>
          <text:p text:style-name="P29">you have to do is check out the branch you wish to merge into and then run the <text:span text:style-name="Source_20_Text"><text:span text:style-name="T1">git</text:span></text:span><text:span text:style-name="Source_20_Text"> </text:span><text:span text:style-name="Source_20_Text"><text:span text:style-name="T1">merge</text:span></text:span> command:</text:p>
          <text:list>
            <text:list-item>
              <text:p text:style-name="P52"><text:span text:style-name="Source_20_Text">$</text:span> git checkout master</text:p>
            </text:list-item>
            <text:list-item>
              <text:p text:style-name="P52"><text:span text:style-name="Source_20_Text">$</text:span> git merge iss53</text:p>
            </text:list-item>
          </text:list>
        </text:list-item>
        <text:list-item>
          <text:p text:style-name="P30">Git merging:<text:tab/></text:p>
          <text:list>
            <text:list-item>
              <text:p text:style-name="P30"><text:span text:style-name="T15">U</text:span>sing the two snapshots pointed to by the branch tips and the common ancestor of the two</text:p>
            </text:list-item>
            <text:list-item>
              <text:p text:style-name="P3"><text:span text:style-name="T9">Instead of just moving the branch pointer forward, Git creates a new snapshot that results from this three-way merge and automatically creates a new commit that points to it.</text:span>This is referred to as a merge commit, and is special in that it has more than one parent.</text:p>
              <text:list>
                <text:list-item>
                  <text:h text:style-name="P68" text:outline-level="3"><text:bookmark text:name="Basic-Merge-Conflicts"/><text:a xlink:type="simple" xlink:href="https://git-scm.com/book/en/v2/Git-Branching-Basic-Branching-and-Merging#Basic-Merge-Conflicts">Basic Merge Conflicts</text:a></text:h>
                </text:list-item>
              </text:list>
            </text:list-item>
          </text:list>
        </text:list-item>
        <text:list-item>
          <text:p text:style-name="P3">Git hasn’t automatically created a new merge commit. It has paused the process while you resolve the conflict. If you want to see which files are unmerged at any point after a merge conflict, you can run <text:span text:style-name="Source_20_Text"><text:span text:style-name="T1">git status</text:span></text:span><text:span text:style-name="Source_20_Text">.</text:span></text:p>
        </text:list-item>
        <text:list-item>
          <text:p text:style-name="P3">Anything that has merge conflicts and hasn’t been resolved is listed as unmerged. Git adds standard conflict-resolution markers to the files that have conflicts, so you can open them manually and resolve those conflicts. </text:p>
        </text:list-item>
        <text:list-item>
          <text:p text:style-name="P3"><text:span text:style-name="T16">R</text:span>un <text:span text:style-name="Source_20_Text"><text:span text:style-name="T1">git add</text:span></text:span><text:span text:style-name="T1"> </text:span>on each file to mark it as resolved. Staging the file marks it as resolved in Git.</text:p>
        </text:list-item>
        <text:list-item>
          <text:p text:style-name="P3">If you want to use a graphical tool to resolve these issues, you can run <text:span text:style-name="Source_20_Text"><text:span text:style-name="T1">git mergetool</text:span></text:span>, which fires up an appropriate visual merge tool and walks you through the conflicts:</text:p>
          <text:list>
            <text:list-item>
              <text:p text:style-name="P56"><text:span text:style-name="Source_20_Text"><text:span text:style-name="T1">$</text:span></text:span><text:span text:style-name="T1"> git mergetool</text:span></text:p>
            </text:list-item>
          </text:list>
        </text:list-item>
        <text:list-item>
          <text:p text:style-name="P3">After you exit the merge tool, Git asks you if the merge was successful. If you tell the script that it was, it stages the file to mark it as resolved for you. You can run <text:span text:style-name="Source_20_Text">git status</text:span> again to verify that all conflicts have been resolved: <text:span text:style-name="Source_20_Text"><text:span text:style-name="T1">$</text:span></text:span><text:span text:style-name="T1"> git status</text:span></text:p>
        </text:list-item>
        <text:list-item>
          <text:p text:style-name="P3">If you’re happy with that, and you verify that everything that had conflicts has been staged, you can type <text:span text:style-name="Source_20_Text">git commit</text:span> to finalize the merge commit.</text:p>
          <text:p text:style-name="P4"><text:s/></text:p>
          <text:p text:style-name="P4"><text:s/></text:p>
          <text:h text:style-name="P41" text:outline-level="1"><text:soft-page-break/>Git Branching - Branch Management </text:h>
        </text:list-item>
        <text:list-item>
          <text:p text:style-name="P47"><text:span text:style-name="Source_20_Text">$</text:span> git branch</text:p>
          <text:list>
            <text:list-item>
              <text:p text:style-name="P22">If you run it with no arguments, you get a simple listing of your current branches</text:p>
            </text:list-item>
          </text:list>
        </text:list-item>
        <text:list-item>
          <text:p text:style-name="P22">Notice the <text:span text:style-name="Source_20_Text">*</text:span> character that prefixes the <text:span text:style-name="Source_20_Text">master</text:span> branch. it indicates the branch that you currently have checked out </text:p>
        </text:list-item>
        <text:list-item>
          <text:p text:style-name="P22">see the last commit on each branch</text:p>
          <text:list>
            <text:list-item>
              <text:p text:style-name="P47"><text:span text:style-name="Source_20_Text">$</text:span> git branch -v</text:p>
            </text:list-item>
          </text:list>
        </text:list-item>
        <text:list-item>
          <text:p text:style-name="P22">The useful <text:span text:style-name="Source_20_Text">--merged</text:span> and <text:span text:style-name="Source_20_Text">--no-merged</text:span> options can filter this list to branches that you have or have not yet merged into the branch you’re currently on</text:p>
          <text:list>
            <text:list-item>
              <text:p text:style-name="P47"><text:span text:style-name="Source_20_Text">$</text:span> git branch --merged</text:p>
            </text:list-item>
          </text:list>
        </text:list-item>
        <text:list-item>
          <text:p text:style-name="P23">To see all the branches that contain work you haven’t yet merged in, you can run</text:p>
          <text:list>
            <text:list-item>
              <text:p text:style-name="P15"><text:span text:style-name="T17">$ </text:span><text:s/>git branch <text:span text:style-name="T18">[-r | -a]</text:span> --no-merged</text:p>
            </text:list-item>
          </text:list>
          <text:h text:style-name="P43" text:outline-level="1">Git Branching - Branching Workflows</text:h>
          <text:list>
            <text:list-item>
              <text:list>
                <text:list-item>
                  <text:h text:style-name="P59" text:outline-level="3"><text:bookmark text:name="Long-Running-Branches"/><text:a xlink:type="simple" xlink:href="https://git-scm.com/book/en/v2/Git-Branching-Branching-Workflows#Long-Running-Branches">Long-Running Branches</text:a></text:h>
                </text:list-item>
              </text:list>
            </text:list-item>
          </text:list>
        </text:list-item>
        <text:list-item>
          <text:p text:style-name="P23">Because Git uses a simple three-way merge, merging from one branch into another multiple times over a long period is generally easy to do.</text:p>
        </text:list-item>
        <text:list-item>
          <text:p text:style-name="P24"><text:span text:style-name="Source_20_Text"><text:span text:style-name="T19">There was multiple branches and testing stabily going on,once stable version reached then merged into the master.</text:span></text:span></text:p>
          <text:list>
            <text:list-item>
              <text:list>
                <text:list-item>
                  <text:h text:style-name="P60" text:outline-level="3"><text:bookmark text:name="Topic-Branches"/><text:a xlink:type="simple" xlink:href="https://git-scm.com/book/en/v2/Git-Branching-Branching-Workflows#Topic-Branches">Topic Branches</text:a></text:h>
                </text:list-item>
              </text:list>
            </text:list-item>
          </text:list>
        </text:list-item>
        <text:list-item>
          <text:p text:style-name="P24">You did a few commits on them and deleted them directly after merging them into your main branch. This technique allows you to context-switch quickly and completely – because your work is separated into silos where all the changes in that branch have to do with that topic, it’s easier to see what has happened during code review and such. You can keep the changes there for minutes, days, or months, and merge them in when they’re ready, regardless of the order in which they were created or worked on.</text:p>
        </text:list-item>
        <text:list-item>
          <text:p text:style-name="P24">It’s important to remember when you’re doing all this that these branches are completely local. When you’re branching and merging, everything is being done only in your Git repository – no server communication is happening.</text:p>
          <text:h text:style-name="P44" text:outline-level="1">Git Branching - Remote Branches</text:h>
        </text:list-item>
        <text:list-item>
          <text:p text:style-name="P24">Remote references are references (pointers) in your remote repositories, including branches, tags, and so on. </text:p>
        </text:list-item>
        <text:list-item>
          <text:p text:style-name="P24">You can get a full list of remote references explicitly with <text:span text:style-name="Source_20_Text"><text:span text:style-name="T1">git ls-remote [remote]</text:span></text:span>, or <text:span text:style-name="Source_20_Text"><text:span text:style-name="T1">git remote show</text:span></text:span><text:span text:style-name="Source_20_Text"> </text:span><text:span text:style-name="Source_20_Text"><text:span text:style-name="T1">[remote]</text:span></text:span><text:span text:style-name="T1"> </text:span>for remote branches as well as more information</text:p>
        </text:list-item>
        <text:list-item>
          <text:p text:style-name="P24"><text:soft-page-break/>Remote-tracking branches act as bookmarks to remind you where the branches in your remote repositories were the last time you connected to them.</text:p>
        </text:list-item>
        <text:list-item>
          <text:p text:style-name="P24">They take the form <text:span text:style-name="Source_20_Text"><text:span text:style-name="T1">(remote)/(branch)</text:span></text:span>.</text:p>
        </text:list-item>
        <text:list-item>
          <text:p text:style-name="P24">If you were working on an issue with a partner and they pushed up an <text:span text:style-name="Source_20_Text">iss53</text:span> branch, you might have your own local <text:span text:style-name="Source_20_Text">iss53</text:span> branch; but the branch on the server would point to the commit at <text:span text:style-name="Source_20_Text"><text:span text:style-name="T1">origin/</text:span></text:span><text:span text:style-name="Source_20_Text">iss53</text:span>.</text:p>
        </text:list-item>
        <text:list-item>
          <text:p text:style-name="P5"><text:span text:style-name="T8">Let’s say you have a Git server on your network</text:span><text:span text:style-name="Source_20_Text"><text:span text:style-name="T8">, </text:span></text:span>If you clone from this, Git’s <text:span text:style-name="Source_20_Text">clone</text:span> command automatically names it <text:span text:style-name="Source_20_Text">origin</text:span> for you, pulls down all its data, creates a pointer to where its <text:span text:style-name="Source_20_Text">master</text:span> branch is, and names it <text:span text:style-name="Source_20_Text">origin/master</text:span> locally.</text:p>
        </text:list-item>
        <text:list-item>
          <text:p text:style-name="P6"><text:span text:style-name="T20">Note*: </text:span><text:span text:style-name="T1">“origin” is not special</text:span></text:p>
          <text:list>
            <text:list-item>
              <text:p text:style-name="P37">“origin” is the default name for a remote when you run <text:span text:style-name="Source_20_Text">git clone</text:span></text:p>
            </text:list-item>
          </text:list>
        </text:list-item>
        <text:list-item>
          <text:p text:style-name="P37">To synchronize your work, you run a <text:span text:style-name="Source_20_Text"><text:span text:style-name="T1">git fetch origin</text:span></text:span> command.</text:p>
        </text:list-item>
        <text:list-item>
          <text:p text:style-name="P37">This command looks up which server “origin” is (<text:span text:style-name="T21">Ex. </text:span>in this case, it’s <text:span text:style-name="Source_20_Text">git.ourcompany.com</text:span>), fetches any data from it that you don’t yet have, and updates your local database, moving your <text:span text:style-name="Source_20_Text">origin/master</text:span> pointer to its new, more up-to-date position.</text:p>
        </text:list-item>
        <text:list-item>
          <text:p text:style-name="P38"><text:span text:style-name="Source_20_Text"><text:span text:style-name="T22">Add remote branch</text:span></text:span></text:p>
          <text:list>
            <text:list-item>
              <text:p text:style-name="P38"><text:span text:style-name="Source_20_Text"><text:span text:style-name="T2">$ </text:span></text:span><text:span text:style-name="Source_20_Text"><text:span text:style-name="T1">git remote add </text:span></text:span><text:span text:style-name="Source_20_Text"><text:span text:style-name="T2">branch_name [url]</text:span></text:span></text:p>
            </text:list-item>
            <text:list-item>
              <text:p text:style-name="P19"><text:span text:style-name="Source_20_Text"><text:span text:style-name="T23">$ </text:span></text:span><text:span text:style-name="Source_20_Text">git fetch </text:span><text:span text:style-name="Source_20_Text"><text:span text:style-name="T23">branch_name</text:span></text:span></text:p>
              <text:list>
                <text:list-item>
                  <text:h text:style-name="P66" text:outline-level="3"><text:bookmark text:name="Pushing"/><text:a xlink:type="simple" xlink:href="https://git-scm.com/book/en/v2/Git-Branching-Remote-Branches#Pushing">Pushing</text:a></text:h>
                </text:list-item>
              </text:list>
            </text:list-item>
          </text:list>
        </text:list-item>
        <text:list-item>
          <text:p text:style-name="P31">When you want to share a branch with the world, you need to push it up to a remote that you have write access to. Your local branches aren’t automatically synchronized to the remotes you write to – you have to explicitly push the branches you want to share. That way, you can use private branches for work you don’t want to share, and push up only the topic branches you want to collaborate on</text:p>
        </text:list-item>
        <text:list-item>
          <text:p text:style-name="P19"><text:span text:style-name="Source_20_Text"><text:span text:style-name="T24">$ </text:span></text:span><text:span text:style-name="Source_20_Text">git push &lt;remote&gt; &lt;branch&gt;<text:tab/></text:span></text:p>
          <text:list>
            <text:list-item>
              <text:p text:style-name="P7"><text:span text:style-name="Source_20_Text"><text:span text:style-name="T3">Example: </text:span></text:span><text:span text:style-name="Source_20_Text">$</text:span> git push origin serverfix</text:p>
            </text:list-item>
          </text:list>
        </text:list-item>
        <text:list-item>
          <text:p text:style-name="P8"><text:span text:style-name="T25">Note*: </text:span>Don’t type your password every time.</text:p>
          <text:list>
            <text:list-item>
              <text:p text:style-name="P8">If you don’t want to type it every single time you push, you can set up a “credential cache”. The simplest is just to keep it in memory for a few minutes, which you can easily set up by running <text:span text:style-name="Source_20_Text">git config --global credential.helper cache</text:span>.</text:p>
            </text:list-item>
          </text:list>
          <text:p text:style-name="P8"><text:s/></text:p>
          <text:p text:style-name="P8"><text:s/></text:p>
          <text:list>
            <text:list-item>
              <text:list>
                <text:list-item>
                  <text:h text:style-name="P69" text:outline-level="3"><text:bookmark text:name="Tracking-Branches"/><text:soft-page-break/><text:a xlink:type="simple" xlink:href="https://git-scm.com/book/en/v2/Git-Branching-Remote-Branches#Tracking-Branches">Tracking Branches</text:a></text:h>
                </text:list-item>
              </text:list>
            </text:list-item>
          </text:list>
        </text:list-item>
        <text:list-item>
          <text:p text:style-name="P8">Tracking branches are local branches that have a direct relationship to a remote branch. If you’re on a tracking branch and type <text:span text:style-name="Source_20_Text">git pull</text:span>, Git automatically knows which server to fetch from and branch to merge into.</text:p>
        </text:list-item>
        <text:list-item>
          <text:p text:style-name="P8">When you clone a repository, it generally automatically creates a <text:span text:style-name="Source_20_Text">master</text:span> branch that tracks <text:span text:style-name="Source_20_Text">origin/master</text:span>.</text:p>
        </text:list-item>
        <text:list-item>
          <text:p text:style-name="P16"><text:span text:style-name="Source_20_Text"><text:span text:style-name="T26">$ </text:span></text:span><text:span text:style-name="Source_20_Text">git checkout -b [branch] [remotename]/[branch]</text:span></text:p>
        </text:list-item>
        <text:list-item>
          <text:p text:style-name="P25">This is a common enough operation that git provides the <text:span text:style-name="Source_20_Text">--track</text:span> shorthand:</text:p>
          <text:list>
            <text:list-item>
              <text:p text:style-name="P48"><text:span text:style-name="Source_20_Text">$</text:span> git checkout --track origin/serverfix</text:p>
            </text:list-item>
          </text:list>
        </text:list-item>
        <text:list-item>
          <text:p text:style-name="P32">To set up a local branch with a different name than the remote branch, you can easily use the first version with a different local branch name:</text:p>
          <text:list>
            <text:list-item>
              <text:p text:style-name="P53"><text:span text:style-name="Source_20_Text">$</text:span> git checkout -b sf origin/serverfix</text:p>
            </text:list-item>
          </text:list>
        </text:list-item>
        <text:list-item>
          <text:p text:style-name="P32">If you already have a local branch and want to set it to a remote branch you just pulled down, or want to change the upstream branch you’re tracking, you can use the <text:span text:style-name="Source_20_Text"><text:span text:style-name="T1">-u</text:span></text:span><text:span text:style-name="T1"> </text:span>or <text:span text:style-name="Source_20_Text"><text:span text:style-name="T1">--set-upstream-to</text:span></text:span> option to <text:span text:style-name="Source_20_Text"><text:span text:style-name="T1">git branch</text:span></text:span> to explicitly set it at any time.</text:p>
          <text:list>
            <text:list-item>
              <text:p text:style-name="P53"><text:span text:style-name="Source_20_Text">$</text:span> git branch -u origin/serverfix</text:p>
            </text:list-item>
          </text:list>
        </text:list-item>
        <text:list-item>
          <text:p text:style-name="P9"><text:span text:style-name="T10">Note*: </text:span>Upstream shorthand</text:p>
          <text:list>
            <text:list-item>
              <text:p text:style-name="P33">When you have a tracking branch set up, you can reference its upstream branch with the <text:span text:style-name="Source_20_Text">@{upstream}</text:span> or <text:span text:style-name="Source_20_Text">@{u}</text:span> shorthand. So if you’re on the <text:span text:style-name="Source_20_Text">master</text:span> branch and it’s tracking <text:span text:style-name="Source_20_Text">origin/master</text:span>, you can say something like <text:span text:style-name="Source_20_Text">git merge @{u}</text:span> instead of <text:span text:style-name="Source_20_Text">git merge origin/master</text:span> if you wish.</text:p>
            </text:list-item>
          </text:list>
        </text:list-item>
        <text:list-item>
          <text:p text:style-name="P33">If you want to see what tracking branches you have set up, you can use the <text:span text:style-name="Source_20_Text">-vv</text:span> option to <text:span text:style-name="Source_20_Text">git branch</text:span>. </text:p>
          <text:list>
            <text:list-item>
              <text:p text:style-name="P54"><text:span text:style-name="Source_20_Text">$</text:span> git branch -vv</text:p>
              <text:p text:style-name="P54"/>
              <text:list>
                <text:list-item>
                  <text:h text:style-name="P67" text:outline-level="3"><text:bookmark text:name="Pulling"/><text:a xlink:type="simple" xlink:href="https://git-scm.com/book/en/v2/Git-Branching-Remote-Branches#Pulling">Pulling</text:a></text:h>
                </text:list-item>
              </text:list>
            </text:list-item>
            <text:list-item>
              <text:p text:style-name="P33">While the <text:span text:style-name="Source_20_Text">git fetch</text:span> command will fetch down all the changes on the server that you don’t have yet, it will not modify your working directory at all.</text:p>
            </text:list-item>
            <text:list-item>
              <text:p text:style-name="P33">It will simply get the data for you and let you merge it yourself. </text:p>
            </text:list-item>
            <text:list-item>
              <text:p text:style-name="P33">there is a command called <text:span text:style-name="Source_20_Text">git pull</text:span> which is essentially a <text:span text:style-name="Source_20_Text">git fetch</text:span> immediately followed by a <text:span text:style-name="Source_20_Text">git merge</text:span> in most cases.</text:p>
            </text:list-item>
            <text:list-item>
              <text:p text:style-name="P33">Generally it’s better to simply use the <text:span text:style-name="Source_20_Text">fetch</text:span> and <text:span text:style-name="Source_20_Text">merge</text:span> commands explicitly as the magic of <text:span text:style-name="Source_20_Text">git pull</text:span> can often be confusing.</text:p>
              <text:p text:style-name="P33"/>
              <text:list>
                <text:list-item>
                  <text:h text:style-name="P62" text:outline-level="3"><text:bookmark text:name="Deleting-Remote-Branches"/><text:soft-page-break/><text:a xlink:type="simple" xlink:href="https://git-scm.com/book/en/v2/Git-Branching-Remote-Branches#Deleting-Remote-Branches">Deleting Remote Branches</text:a></text:h>
                </text:list-item>
              </text:list>
            </text:list-item>
            <text:list-item>
              <text:p text:style-name="P33">You can delete a remote branch using the <text:span text:style-name="Source_20_Text"><text:span text:style-name="T1">--delete</text:span></text:span> option to <text:span text:style-name="Source_20_Text"><text:span text:style-name="T1">git push</text:span></text:span></text:p>
            </text:list-item>
            <text:list-item>
              <text:p text:style-name="P10"><text:span text:style-name="Source_20_Text"><text:span text:style-name="T4">Ex. </text:span></text:span><text:span text:style-name="Source_20_Text"><text:span text:style-name="T1">$</text:span></text:span><text:span text:style-name="T1"> git push origin --delete serverfix</text:span></text:p>
            </text:list-item>
          </text:list>
        </text:list-item>
      </text:list>
      <text:p text:style-name="P34"/>
      <text:h text:style-name="P45" text:outline-level="1">Git Branching - Rebasing</text:h>
      <text:list xml:id="list4627513744795440735" text:style-name="L2">
        <text:list-item>
          <text:p text:style-name="P35">In Git, there are two main ways to integrate changes from one branch into another: the <text:span text:style-name="Source_20_Text"><text:span text:style-name="T1">merge</text:span></text:span> and the <text:span text:style-name="Source_20_Text"><text:span text:style-name="T1">rebase</text:span></text:span>.</text:p>
          <text:list>
            <text:list-item>
              <text:list>
                <text:list-item>
                  <text:h text:style-name="P63" text:outline-level="3"><text:bookmark text:name="The-Basic-Rebase"/><text:a xlink:type="simple" xlink:href="https://git-scm.com/book/en/v2/Git-Branching-Rebasing#The-Basic-Rebase">The Basic Rebase</text:a></text:h>
                </text:list-item>
              </text:list>
            </text:list-item>
          </text:list>
        </text:list-item>
        <text:list-item>
          <text:p text:style-name="P11"><text:span text:style-name="Source_20_Text"><text:span text:style-name="T5">Merging: </text:span></text:span>It performs a three-way merge between the two latest branch snapshots (<text:span text:style-name="Source_20_Text">C3</text:span> and <text:span text:style-name="Source_20_Text">C4</text:span>) and the most recent common ancestor of the two (<text:span text:style-name="Source_20_Text">C2</text:span>), creating a new snapshot (and commit).</text:p>
        </text:list-item>
        <text:list-item>
          <text:p text:style-name="P11">However, there is another way: you can take the patch of the change that was introduced in <text:span text:style-name="Source_20_Text">C4</text:span> and reapply it on top of <text:span text:style-name="Source_20_Text">C3</text:span>. In Git, this is called <text:span text:style-name="Emphasis"><text:span text:style-name="T1">rebasing</text:span></text:span>.</text:p>
        </text:list-item>
        <text:list-item>
          <text:p text:style-name="P11">In this example, you’d run the following:</text:p>
          <text:list>
            <text:list-item>
              <text:p text:style-name="P49"><text:span text:style-name="Source_20_Text">$</text:span> git checkout experiment</text:p>
            </text:list-item>
            <text:list-item>
              <text:p text:style-name="P49"><text:span text:style-name="Source_20_Text">$</text:span> git rebase master</text:p>
            </text:list-item>
          </text:list>
        </text:list-item>
        <text:list-item>
          <text:p text:style-name="P26">It works by going to the common ancestor of the two branches (the one you’re on and the one you’re rebasing onto), getting the diff introduced by each commit of the branch you’re on, saving those diffs to temporary files, resetting the current branch to the same commit as the branch you are rebasing onto, and finally applying each change in turn.</text:p>
        </text:list-item>
        <text:list-item>
          <text:p text:style-name="P11"><text:span text:style-name="T8">rebasing makes for a cleaner history, </text:span><text:span text:style-name="T11">i</text:span>f you examine the log of a rebased branch, it looks like a linear history: it appears that all the work happened in series, even when it originally happened in parallel.</text:p>
        </text:list-item>
        <text:list-item>
          <text:p text:style-name="P11">Note that the snapshot pointed to by the final commit you end up with, whether it’s the last of the rebased commits for a rebase or the final merge commit after a merge, is the same snapshot – it’s only the history that is different. Rebasing replays changes from one line of work onto another in the order they were introduced, whereas merging takes the endpoints and merges them together.</text:p>
          <text:list>
            <text:list-item>
              <text:list>
                <text:list-item>
                  <text:h text:style-name="P70" text:outline-level="3"><text:bookmark text:name="More-Interesting-Rebases"/><text:a xlink:type="simple" xlink:href="https://git-scm.com/book/en/v2/Git-Branching-Rebasing#More-Interesting-Rebases">More Interesting Rebases</text:a></text:h>
                </text:list-item>
              </text:list>
            </text:list-item>
          </text:list>
        </text:list-item>
        <text:list-item>
          <text:p text:style-name="P11">You can also have your rebase replay on something other than the rebase target branch. </text:p>
        </text:list-item>
        <text:list-item>
          <text:p text:style-name="P11">Suppose you decide that you want to merge your client-side changes into your mainline for a release, but you want to hold off on the server-side changes until it’s tested further. You can take the changes on client that aren’t on server (<text:span text:style-name="Source_20_Text">C8</text:span> and <text:span text:style-name="Source_20_Text">C9</text:span>) and replay them on your <text:span text:style-name="Source_20_Text">master</text:span> branch by using the <text:span text:style-name="Source_20_Text">--onto</text:span> option of <text:span text:style-name="Source_20_Text">git rebase</text:span>:</text:p>
          <text:list>
            <text:list-item>
              <text:p text:style-name="P49"><text:soft-page-break/><text:span text:style-name="Source_20_Text">$</text:span> git rebase --onto master server client</text:p>
            </text:list-item>
            <text:list-item>
              <text:p text:style-name="P26">This basically says, “Check out the client branch, figure out the patches from the common ancestor of the <text:span text:style-name="Source_20_Text">client</text:span> and <text:span text:style-name="Source_20_Text">server</text:span> branches, and then replay them onto <text:span text:style-name="Source_20_Text">master</text:span>.” It’s a bit complex, but the result is pretty cool.</text:p>
            </text:list-item>
          </text:list>
        </text:list-item>
        <text:list-item>
          <text:p text:style-name="P26">Now you can fast-forward your <text:span text:style-name="Source_20_Text">master</text:span> branch</text:p>
          <text:list>
            <text:list-item>
              <text:p text:style-name="P49"><text:span text:style-name="Source_20_Text">$</text:span> git checkout master</text:p>
            </text:list-item>
            <text:list-item>
              <text:p text:style-name="P49"><text:span text:style-name="Source_20_Text">$</text:span> git merge client</text:p>
            </text:list-item>
          </text:list>
        </text:list-item>
        <text:list-item>
          <text:p text:style-name="P11"><text:span text:style-name="Source_20_Text"><text:span text:style-name="T6">$ </text:span></text:span><text:span text:style-name="Source_20_Text"><text:span text:style-name="T1">git rebase [basebranch] [topicbranch]</text:span></text:span></text:p>
          <text:list>
            <text:list-item>
              <text:list>
                <text:list-item>
                  <text:p text:style-name="P11">which checks out the topic branch (in this case, <text:span text:style-name="Source_20_Text">server</text:span>) for you and replays it onto the base branch (<text:span text:style-name="Source_20_Text">master</text:span>):</text:p>
                </text:list-item>
              </text:list>
            </text:list-item>
          </text:list>
        </text:list-item>
        <text:list-item>
          <text:p text:style-name="P12"><text:span text:style-name="Source_20_Text"><text:span text:style-name="T12">Note*: </text:span></text:span><text:span text:style-name="Source_20_Text"><text:span text:style-name="T7">$ </text:span></text:span><text:span text:style-name="Source_20_Text"><text:span text:style-name="T1">git push --force</text:span></text:span></text:p>
        </text:list-item>
      </text:list>
      <text:h text:style-name="P64" text:outline-level="3"><text:bookmark text:name="Rebase-vs.-Merge"/><text:a xlink:type="simple" xlink:href="https://git-scm.com/book/en/v2/Git-Branching-Rebasing#Rebase-vs.-Merge">Rebase vs. Merge</text:a></text:h>
      <text:list xml:id="list552181501045935169" text:style-name="L3">
        <text:list-item>
          <text:p text:style-name="P36">Git is a powerful tool, and allows you to do many things to and with your history, but every team and every project is different. Now that you know how both of these things work, it’s up to you to decide which one is best for your particular situation.</text:p>
        </text:list-item>
        <text:list-item>
          <text:p text:style-name="P13"><text:span text:style-name="T13">I</text:span>n general the way to get the best of both worlds is to rebase local changes you’ve made but haven’t shared yet before you push them in order to clean up your story, but never rebase anything you’ve pushed somewhere.</text:p>
        </text:list-item>
      </text:list>
      <text:p text:style-name="P20"><text:span text:style-name="Source_20_Text"><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7T10:27:56.788708951</meta:creation-date>
    <dc:date>2016-05-17T12:59:53.642182211</dc:date>
    <meta:editing-duration>PT2H29M25S</meta:editing-duration>
    <meta:editing-cycles>196</meta:editing-cycles>
    <meta:generator>LibreOffice/4.2.8.2$Linux_X86_64 LibreOffice_project/420m0$Build-2</meta:generator>
    <meta:document-statistic meta:table-count="0" meta:image-count="0" meta:object-count="0" meta:page-count="8" meta:paragraph-count="149" meta:word-count="2761" meta:character-count="14749" meta:non-whitespace-character-count="12265"/>
  </office:meta>
</office:document-meta>
</file>